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4220000031AECA4AA3B5489420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loext:color-lum-mod="100%" loext:color-lum-off="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Dynamic Routing with BIRD (no, not the former UCC president)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B(erkley)</text:p>
            <text:p text:style-name="P1">I(nternet)<text:line-break/>R(outing)<text:line-break/>D(aemon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Quick revision (callback to week 2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GP is a protocol for exchanging dynamic routes between routers</text:p>
                <text:list>
                  <text:list-item>
                    <text:p>Designed for use between different <text:span text:style-name="T1">administrative domains</text:span></text:p>
                  </text:list-item>
                </text:list>
              </text:list-item>
              <text:list-item>
                <text:p>To exchange data with neighbouring routers, you need an existing connection</text:p>
                <text:list>
                  <text:list-item>
                    <text:p>BGP doesn’t help there</text:p>
                  </text:list-item>
                  <text:list-item>
                    <text:p>We’re going to stick with static rou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Quick revision (callback to week 2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vision: setting a single link between peers</text:p>
                <text:list>
                  <text:list-item>
                    <text:p>Peer 1$ ip addr add dev eth0 10.1.2.1/24</text:p>
                  </text:list-item>
                  <text:list-item>
                    <text:p>Peer 2$ ip addr add dev eth0 10.1.2.2/24</text:p>
                    <text:list>
                      <text:list-item>
                        <text:p>Shared link and common subnet, so “directly connected”</text:p>
                      </text:list-item>
                    </text:list>
                  </text:list-item>
                </text:list>
              </text:list-item>
              <text:list-item>
                <text:p>Revision: attaching “floating” addresses/ranges to current router</text:p>
                <text:list>
                  <text:list-item>
                    <text:p>Just add to loopback</text:p>
                  </text:list-item>
                  <text:list-item>
                    <text:p>Router$ ip addr add dev lo 1.0.0.0/8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BGP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Goal: each router knows “where to send next” for a packet with any valid address</text:p>
                <text:list>
                  <text:list-item>
                    <text:p>Called “next hop”</text:p>
                  </text:list-item>
                </text:list>
              </text:list-item>
              <text:list-item>
                <text:p>Information about paths exchanged</text:p>
                <text:list>
                  <text:list-item>
                    <text:p>If I am “4” and have a route somewhere via “3→2→1”, then tell people about “4→3→2→1”</text:p>
                  </text:list-item>
                </text:list>
              </text:list-item>
              <text:list-item>
                <text:p>Best path selected dynamicall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BIRD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Multi-protocol dynamic routing software</text:p>
                <text:list>
                  <text:list-item>
                    <text:p>Doesn’t actually route anything, just sets up the Linux kernel’s own mechanisms</text:p>
                  </text:list-item>
                </text:list>
              </text:list-item>
              <text:list-item>
                <text:p>Modular “protocol” plugins</text:p>
                <text:list>
                  <text:list-item>
                    <text:p>Some are (almost) always enabled</text:p>
                  </text:list-item>
                  <text:list-item>
                    <text:p>Others are specific to the scenario</text:p>
                  </text:list-item>
                </text:list>
              </text:list-item>
              <text:list-item>
                <text:p>Configured in /etc/bird/bird.conf</text:p>
                <text:list>
                  <text:list-item>
                    <text:p>Each router has an “ID”, usually just an IP address of the router</text:p>
                  </text:list-item>
                  <text:list-item>
                    <text:p>Config option: router id 1.2.3.4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BIRD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Protocol “device”</text:p>
              </text:list-item>
              <text:list-item>
                <text:p>Allows learning connected interfaces</text:p>
              </text:list-item>
              <text:list-item>
                <text:p>Usually used</text:p>
                <text:p>protocol device {</text:p>
                <text:list>
                  <text:list-header>
                    <text:p>scan time 10;</text:p>
                  </text:list-header>
                </text:list>
                <text:p>}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BIRD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Protocol “direct”</text:p>
              </text:list-item>
              <text:list-item>
                <text:p>Learn the addresses/subnets directly connected to this router</text:p>
              </text:list-item>
              <text:list-item>
                <text:p>Often used, though usually limited to specific interfaces</text:p>
                <text:p>protocol direct {</text:p>
                <text:list>
                  <text:list-header>
                    <text:p>interface “lo”;</text:p>
                  </text:list-header>
                </text:list>
                <text:p>}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BIRD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Protocol “kernel”</text:p>
              </text:list-item>
              <text:list-item>
                <text:p>Bidirectional, can learn routes from the kernel (maybe static, or from another routing protocol?) or pass them back</text:p>
              </text:list-item>
              <text:list-item>
                <text:p>Can’t do much useful without this on a router</text:p>
                <text:p>protocol kernel {</text:p>
                <text:list>
                  <text:list-header>
                    <text:p>persist;</text:p>
                    <text:p>scan time 60;</text:p>
                    <text:p>export all; # Use every route that other routers tell us about</text:p>
                    <text:p>import none; # We’re only going to export routes we learned via direct</text:p>
                  </text:list-header>
                </text:list>
                <text:p>}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BIRD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tocol “bgp”</text:p>
              </text:list-item>
              <text:list-item>
                <text:p>One for each “peer”/neighbouring router</text:p>
              </text:list-item>
              <text:list-item>
                <text:p>Does the actual exchanging and building of routes</text:p>
                <text:list>
                  <text:list-item>
                    <text:p>Uses AS numbers to work out where routes came from/via</text:p>
                  </text:list-item>
                </text:list>
                <text:p>protocol bgp neighbour_&lt;n&gt; {</text:p>
                <text:list>
                  <text:list-header>
                    <text:p>local as &lt;insert_my_as_number_here&gt;;</text:p>
                    <text:p>direct; # we have a direct link to them</text:p>
                    <text:p>neighbour 10.1.2.2 as &lt;insert_their_as_number_here&gt;;</text:p>
                  </text:list-header>
                </text:list>
                <text:p>}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9" draw:text-style-name="P4" draw:layer="layout" svg:width="19.999cm" svg:height="2.63cm" svg:x="6.6cm" svg:y="6.6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2" draw:text-style-name="P5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6:44:52.712287820</meta:creation-date>
    <meta:editing-duration>PT1H2M18S</meta:editing-duration>
    <meta:editing-cycles>19</meta:editing-cycles>
    <meta:generator>LibreOffice/7.5.1.2$Linux_X86_64 LibreOffice_project/50$Build-2</meta:generator>
    <dc:title>Blueprint Plans</dc:title>
    <dc:date>2023-04-20T17:47:19.771411865</dc:date>
    <meta:document-statistic meta:object-count="94"/>
  </office:meta>
</office:document-meta>
</file>